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top"/>
    </style:style>
    <style:style style:name="gr3" style:family="graphic" style:parent-style-name="standard">
      <style:graphic-properties draw:fill="none" draw:textarea-horizontal-align="center" draw:textarea-vertical-align="botto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1.905cm" svg:x="3.54cm" svg:y="4.175cm">
          <text:p text:style-name="P1">Java GUI</text:p>
        </draw:rect>
        <draw:rect draw:style-name="gr1" draw:text-style-name="P1" draw:layer="layout" svg:width="7.62cm" svg:height="1.905cm" svg:x="10.525cm" svg:y="4.175cm">
          <text:p text:style-name="P1">Desktop Application</text:p>
        </draw:rect>
        <draw:rect draw:style-name="gr1" draw:text-style-name="P1" draw:layer="layout" svg:width="7.62cm" svg:height="1.905cm" svg:x="7.35cm" svg:y="9.89cm">
          <text:p text:style-name="P1">Communication </text:p>
          <text:p text:style-name="P1">Interface</text:p>
        </draw:rect>
        <draw:rect draw:style-name="gr1" draw:text-style-name="P1" draw:layer="layout" svg:width="6.35cm" svg:height="2.54cm" svg:x="4.175cm" svg:y="16.24cm">
          <text:p text:style-name="P1">Android </text:p>
          <text:p text:style-name="P1">Application</text:p>
        </draw:rect>
        <draw:rect draw:style-name="gr1" draw:text-style-name="P1" draw:layer="layout" svg:width="4.445cm" svg:height="2.54cm" svg:x="13.065cm" svg:y="16.24cm">
          <text:p text:style-name="P1">Android GUI</text:p>
        </draw:rect>
        <draw:rect draw:style-name="gr2" draw:text-style-name="P1" draw:layer="layout" svg:width="15.875cm" svg:height="6.985cm" svg:x="2.905cm" svg:y="13.7cm">
          <text:p text:style-name="P1">Mobile Subsystem</text:p>
        </draw:rect>
        <draw:rect draw:style-name="gr3" draw:text-style-name="P1" draw:layer="layout" svg:width="15.875cm" svg:height="4.445cm" svg:x="2.905cm" svg:y="3.54cm">
          <text:p text:style-name="P1">Desktop Subsystem</text:p>
        </draw:rect>
        <draw:line draw:style-name="gr4" draw:text-style-name="P1" draw:layer="layout" svg:x1="11.16cm" svg:y1="7.985cm" svg:x2="11.16cm" svg:y2="9.89cm">
          <text:p/>
        </draw:line>
        <draw:line draw:style-name="gr4" draw:text-style-name="P1" draw:layer="layout" svg:x1="11.16cm" svg:y1="11.795cm" svg:x2="11.16cm" svg:y2="13.7cm">
          <text:p/>
        </draw:line>
        <draw:line draw:style-name="gr5" draw:text-style-name="P1" draw:layer="layout" svg:x1="9.89cm" svg:y1="5.445cm" svg:x2="10.525cm" svg:y2="5.445cm">
          <text:p/>
        </draw:line>
        <draw:line draw:style-name="gr5" draw:text-style-name="P1" draw:layer="layout" svg:x1="13.065cm" svg:y1="17.51cm" svg:x2="10.525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cholas Otto</meta:initial-creator>
    <meta:creation-date>2013-10-01T13:02:22</meta:creation-date>
    <dc:date>2013-10-01T13:13:32</dc:date>
    <dc:creator>Nicholas Otto</dc:creator>
    <meta:editing-duration>PT00H00M07S</meta:editing-duration>
    <meta:editing-cycles>1</meta:editing-cycles>
    <meta:document-statistic meta:object-count="11"/>
    <meta:generator>OpenOffice.org/3.2$Linux OpenOffice.org_project/320m19$Build-9505</meta:generator>
  </office:meta>
</office:document-meta>
</file>